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 misurati µm</text:p>
          </table:table-cell>
          <table:table-cell office:value-type="string" calcext:value-type="string">
            <text:p>Larghezza linea/2 µm</text:p>
          </table:table-cell>
          <table:table-cell office:value-type="string" calcext:value-type="string">
            <text:p>delta µm^2</text:p>
          </table:table-cell>
          <table:table-cell office:value-type="string" calcext:value-type="string">
            <text:p>Delta µm^2</text:p>
          </table:table-cell>
        </table:table-row>
        <table:table-row table:style-name="ro2">
          <table:table-cell office:value-type="float" office:value="70.47" calcext:value-type="float">
            <text:p>70,47</text:p>
          </table:table-cell>
          <table:table-cell table:style-name="ce2" office:value-type="float" office:value="3.185" calcext:value-type="float">
            <text:p>3,185</text:p>
          </table:table-cell>
          <table:table-cell table:formula="of:=(([.A3])^2-([.A2])^2)" office:value-type="float" office:value="443.5816" calcext:value-type="float">
            <text:p>443,5816</text:p>
          </table:table-cell>
          <table:table-cell table:formula="of:=([.A8])^2-([.A2])^2" office:value-type="float" office:value="4485.7075" calcext:value-type="float">
            <text:p>4485,7075</text:p>
          </table:table-cell>
        </table:table-row>
        <table:table-row table:style-name="ro2">
          <table:table-cell office:value-type="float" office:value="73.55" calcext:value-type="float">
            <text:p>73,55</text:p>
          </table:table-cell>
          <table:table-cell table:style-name="ce2" office:value-type="float" office:value="2.52" calcext:value-type="float">
            <text:p>2,52</text:p>
          </table:table-cell>
          <table:table-cell table:formula="of:=(([.A4])^2-([.A3])^2)" office:value-type="float" office:value="623.026400000001" calcext:value-type="float">
            <text:p>623,0264</text:p>
          </table:table-cell>
          <table:table-cell table:formula="of:=([.A9])^2-([.A3])^2" office:value-type="float" office:value="4558.4231" calcext:value-type="float">
            <text:p>4558,4231</text:p>
          </table:table-cell>
        </table:table-row>
        <table:table-row table:style-name="ro2">
          <table:table-cell office:value-type="float" office:value="77.67" calcext:value-type="float">
            <text:p>77,67</text:p>
          </table:table-cell>
          <table:table-cell table:style-name="ce2" office:value-type="float" office:value="2.225" calcext:value-type="float">
            <text:p>2,225</text:p>
          </table:table-cell>
          <table:table-cell/>
          <table:table-cell table:formula="of:=([.A10])^2-([.A4])^2" office:value-type="float" office:value="4463.3736" calcext:value-type="float">
            <text:p>4463,3736</text:p>
          </table:table-cell>
        </table:table-row>
        <table:table-row table:style-name="ro2">
          <table:table-cell office:value-type="float" office:value="89.38" calcext:value-type="float">
            <text:p>89,38</text:p>
          </table:table-cell>
          <table:table-cell table:style-name="ce2" office:value-type="float" office:value="1.78999999999999" calcext:value-type="float">
            <text:p>1,79</text:p>
          </table:table-cell>
          <table:table-cell table:formula="of:=([.A6])^2-([.A5])^2" office:value-type="float" office:value="537.891200000001" calcext:value-type="float">
            <text:p>537,8912</text:p>
          </table:table-cell>
          <table:table-cell table:formula="of:=([.A11])^2-([.A5])^2" office:value-type="float" office:value="4591.0812" calcext:value-type="float">
            <text:p>4591,0812</text:p>
          </table:table-cell>
        </table:table-row>
        <table:table-row table:style-name="ro2">
          <table:table-cell office:value-type="float" office:value="92.34" calcext:value-type="float">
            <text:p>92,34</text:p>
          </table:table-cell>
          <table:table-cell table:style-name="ce2" office:value-type="float" office:value="1.78" calcext:value-type="float">
            <text:p>1,78</text:p>
          </table:table-cell>
          <table:table-cell table:formula="of:=([.A7])^2-([.A6])^2" office:value-type="float" office:value="479.3344" calcext:value-type="float">
            <text:p>479,3344</text:p>
          </table:table-cell>
          <table:table-cell table:formula="of:=([.A12])^2-([.A6])^2" office:value-type="float" office:value="4537.8144" calcext:value-type="float">
            <text:p>4537,8144</text:p>
          </table:table-cell>
        </table:table-row>
        <table:table-row table:style-name="ro2">
          <table:table-cell office:value-type="float" office:value="94.9" calcext:value-type="float">
            <text:p>94,9</text:p>
          </table:table-cell>
          <table:table-cell table:style-name="ce2" office:value-type="float" office:value="1.58500000000001" calcext:value-type="float">
            <text:p>1,585</text:p>
          </table:table-cell>
          <table:table-cell/>
          <table:table-cell table:formula="of:=([.A13])^2-([.A7])^2" office:value-type="float" office:value="4580.2236" calcext:value-type="float">
            <text:p>4580,2236</text:p>
          </table:table-cell>
        </table:table-row>
        <table:table-row table:style-name="ro2">
          <table:table-cell office:value-type="float" office:value="97.22" calcext:value-type="float">
            <text:p>97,22</text:p>
          </table:table-cell>
          <table:table-cell/>
          <table:table-cell table:formula="of:=([.A9])^2-([.A8])^2" office:value-type="float" office:value="516.297200000001" calcext:value-type="float">
            <text:p>516,2972</text:p>
          </table:table-cell>
          <table:table-cell table:formula="of:=([.A14])^2-([.A8])^2" office:value-type="float" office:value="4557.3612" calcext:value-type="float">
            <text:p>4557,3612</text:p>
          </table:table-cell>
        </table:table-row>
        <table:table-row table:style-name="ro2">
          <table:table-cell office:value-type="float" office:value="99.84" calcext:value-type="float">
            <text:p>99,84</text:p>
          </table:table-cell>
          <table:table-cell/>
          <table:table-cell table:formula="of:=([.A10])^2-([.A9])^2" office:value-type="float" office:value="527.9769" calcext:value-type="float">
            <text:p>527,9769</text:p>
          </table:table-cell>
          <table:table-cell table:formula="of:=([.A15])^2-([.A9])^2" office:value-type="float" office:value="4554.6345" calcext:value-type="float">
            <text:p>4554,6345</text:p>
          </table:table-cell>
        </table:table-row>
        <table:table-row table:style-name="ro2">
          <table:table-cell office:value-type="float" office:value="102.45" calcext:value-type="float">
            <text:p>102,45</text:p>
          </table:table-cell>
          <table:table-cell table:number-columns-repeated="2"/>
          <table:table-cell table:formula="of:=([.A16])^2-([.A10])^2" office:value-type="float" office:value="4505.3479" calcext:value-type="float">
            <text:p>4505,3479</text:p>
          </table:table-cell>
        </table:table-row>
        <table:table-row table:style-name="ro2">
          <table:table-cell office:value-type="float" office:value="112.16" calcext:value-type="float">
            <text:p>112,16</text:p>
          </table:table-cell>
          <table:table-cell/>
          <table:table-cell table:formula="of:=([.A12])^2-([.A11])^2" office:value-type="float" office:value="484.624400000001" calcext:value-type="float">
            <text:p>484,6244</text:p>
          </table:table-cell>
          <table:table-cell/>
        </table:table-row>
        <table:table-row table:style-name="ro2">
          <table:table-cell office:value-type="float" office:value="114.3" calcext:value-type="float">
            <text:p>114,3</text:p>
          </table:table-cell>
          <table:table-cell/>
          <table:table-cell table:formula="of:=([.A13])^2-([.A12])^2" office:value-type="float" office:value="521.743600000002" calcext:value-type="float">
            <text:p>521,7436</text:p>
          </table:table-cell>
          <table:table-cell/>
        </table:table-row>
        <table:table-row table:style-name="ro2">
          <table:table-cell office:value-type="float" office:value="116.56" calcext:value-type="float">
            <text:p>116,56</text:p>
          </table:table-cell>
          <table:table-cell table:number-columns-repeated="3"/>
        </table:table-row>
        <table:table-row table:style-name="ro2">
          <table:table-cell office:value-type="float" office:value="118.36" calcext:value-type="float">
            <text:p>118,36</text:p>
          </table:table-cell>
          <table:table-cell/>
          <table:table-cell table:formula="of:=([.A15])^2-([.A14])^2" office:value-type="float" office:value="513.570500000002" calcext:value-type="float">
            <text:p>513,5705</text:p>
          </table:table-cell>
          <table:table-cell/>
        </table:table-row>
        <table:table-row table:style-name="ro2">
          <table:table-cell office:value-type="float" office:value="120.51" calcext:value-type="float">
            <text:p>120,51</text:p>
          </table:table-cell>
          <table:table-cell/>
          <table:table-cell table:formula="of:=([.A16])^2-([.A15])^2" office:value-type="float" office:value="478.6903" calcext:value-type="float">
            <text:p>478,6903</text:p>
          </table:table-cell>
          <table:table-cell/>
        </table:table-row>
        <table:table-row table:style-name="ro2">
          <table:table-cell office:value-type="float" office:value="122.48" calcext:value-type="float">
            <text:p>122,4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00/00/0000</text:date>, <text:time style:data-style-name="N2" text:time-value="19:52:53.939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6:29:39.024000000</meta:creation-date>
    <dc:date>2019-02-16T19:53:08.632000000</dc:date>
    <meta:editing-duration>PT18M43S</meta:editing-duration>
    <meta:editing-cycles>3</meta:editing-cycles>
    <meta:generator>LibreOffice/5.1.3.2$Windows_x86 LibreOffice_project/644e4637d1d8544fd9f56425bd6cec110e49301b</meta:generator>
    <meta:document-statistic meta:table-count="1" meta:cell-count="44" meta:object-count="0"/>
  </office:meta>
</office:document-meta>
</file>